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1e6f7" officeooo:paragraph-rsid="0631e6f7"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31da3" officeooo:paragraph-rsid="06331da3"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62a8f00"/>
    </style:style>
    <style:style style:name="P36" style:family="paragraph" style:parent-style-name="Text_20_body">
      <style:paragraph-properties fo:margin-top="0cm" fo:margin-bottom="0cm" loext:contextual-spacing="false" fo:line-height="138%" fo:text-align="start" style:justify-single-word="false" style:writing-mode="lr-tb"/>
      <style:text-properties officeooo:paragraph-rsid="06331da3"/>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5cc84c8"/>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4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3b679b" officeooo:paragraph-rsid="063b679b" fo:background-color="#fffffe" style:font-size-asian="12pt" style:font-size-complex="12pt"/>
    </style:style>
    <style:style style:name="P47"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50"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51" style:family="paragraph" style:parent-style-name="Text_20_body">
      <style:paragraph-properties fo:margin-top="0cm" fo:margin-bottom="0cm" loext:contextual-spacing="false" fo:line-height="138%" fo:text-align="start" style:justify-single-word="false" style:writing-mode="lr-tb"/>
      <style:text-properties officeooo:rsid="0604e74e" officeooo:paragraph-rsid="0619f0bb"/>
    </style:style>
    <style:style style:name="P52" style:family="paragraph" style:parent-style-name="Text_20_body">
      <style:paragraph-properties fo:margin-top="0cm" fo:margin-bottom="0cm" loext:contextual-spacing="false" fo:line-height="138%" fo:text-align="start" style:justify-single-word="false" style:writing-mode="lr-tb"/>
      <style:text-properties officeooo:rsid="062a8f00" officeooo:paragraph-rsid="062a8f00"/>
    </style:style>
    <style:style style:name="P53"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5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3f9157" style:font-name-asian="NSimSun" style:font-size-asian="12pt" style:font-style-asian="normal" style:font-weight-asian="normal" style:font-name-complex="Arial1" style:font-size-complex="12pt" style:font-style-complex="normal" style:font-weight-complex="normal"/>
    </style:style>
    <style:style style:name="P5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61813fb" style:font-name-asian="NSimSun" style:font-size-asian="12pt" style:font-style-asian="normal" style:font-weight-asian="normal" style:font-name-complex="Arial1" style:font-size-complex="12pt" style:font-style-complex="normal" style:font-weight-complex="normal"/>
    </style:style>
    <style:style style:name="P57"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58" style:family="paragraph" style:parent-style-name="Text_20_body">
      <style:paragraph-properties fo:margin-top="0cm" fo:margin-bottom="0cm" loext:contextual-spacing="false" fo:line-height="138%" fo:text-align="start" style:justify-single-word="false" style:writing-mode="lr-tb"/>
      <style:text-properties officeooo:paragraph-rsid="05b625bc"/>
    </style:style>
    <style:style style:name="P59"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60" style:family="paragraph" style:parent-style-name="Text_20_body">
      <style:paragraph-properties fo:margin-top="0cm" fo:margin-bottom="0cm" loext:contextual-spacing="false" fo:line-height="138%" fo:text-align="start" style:justify-single-word="false" style:writing-mode="lr-tb"/>
      <style:text-properties officeooo:paragraph-rsid="0619f0bb"/>
    </style:style>
    <style:style style:name="P61" style:family="paragraph" style:parent-style-name="Text_20_body">
      <style:paragraph-properties fo:margin-top="0cm" fo:margin-bottom="0cm" loext:contextual-spacing="false" fo:line-height="138%" fo:text-align="start" style:justify-single-word="false" style:writing-mode="lr-tb"/>
      <style:text-properties officeooo:paragraph-rsid="064a923a"/>
    </style:style>
    <style:style style:name="P62"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language="en" fo:country="GB"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language="en" fo:country="GB" fo:font-style="normal" fo:font-weight="normal" officeooo:rsid="0634b7f4"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language="en" fo:country="GB" fo:font-style="normal" fo:font-weight="normal" officeooo:rsid="0634e7d2"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language="en" fo:country="GB" fo:font-style="normal" fo:font-weight="normal" officeooo:rsid="05c7ee2c"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language="en" fo:country="GB" fo:font-style="normal" fo:font-weight="normal" officeooo:rsid="0636404c"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language="en" fo:country="GB" fo:font-style="normal" fo:font-weight="normal" officeooo:rsid="06457594"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language="en" fo:country="GB" fo:font-style="normal" fo:font-weight="normal" officeooo:rsid="064707e7"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language="en" fo:country="GB" fo:font-style="normal" fo:font-weight="normal" officeooo:rsid="0648353f"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language="en" fo:country="GB" fo:font-style="normal" fo:font-weight="normal" officeooo:rsid="064a923a"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font-name="Liberation Serif" fo:font-size="12pt" fo:letter-spacing="normal" fo:language="en" fo:country="GB" fo:font-style="normal" fo:font-weight="normal" officeooo:rsid="06425a3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343a40" style:font-name="Liberation Serif" fo:font-size="12pt" fo:letter-spacing="normal"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343a40" style:text-position="super 58%" style:font-name="Liberation Serif" fo:font-size="12pt" fo:letter-spacing="normal"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5"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6"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7"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8"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9"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fo:color="#000000" style:font-name="Liberation Serif" fo:font-size="12pt" fo:letter-spacing="normal" fo:language="en" fo:country="GB"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2" style:family="text">
      <style:text-properties fo:font-variant="normal" fo:text-transform="none" fo:color="#000000" style:font-name="Liberation Serif" fo:font-size="12pt" fo:letter-spacing="normal" fo:language="en" fo:country="GB"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3" style:family="text">
      <style:text-properties fo:font-variant="normal" fo:text-transform="none" fo:color="#000000" style:font-name="Liberation Serif" fo:font-size="12pt" fo:letter-spacing="normal" fo:language="en" fo:country="GB" fo:font-style="normal" fo:font-weight="normal" officeooo:rsid="063fb7a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4" style:family="text">
      <style:text-properties fo:font-variant="normal" fo:text-transform="none" fo:color="#000000" style:text-position="super 58%"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5"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6"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7"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8"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89"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90"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91" style:family="text">
      <style:text-properties fo:color="#000000" style:font-name="Liberation Serif" fo:font-size="12pt" fo:language="en" fo:country="GB" fo:font-weight="normal" fo:background-color="#fffffe" loext:char-shading-value="0" style:font-size-asian="12pt" style:font-size-complex="12pt"/>
    </style:style>
    <style:style style:name="T92"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93"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94"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95"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96"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97"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98"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99"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100"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101"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102"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103"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104"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105" style:family="text">
      <style:text-properties fo:color="#000000" style:font-name="Liberation Serif" fo:font-size="12pt" fo:language="en" fo:country="GB" fo:font-weight="normal" officeooo:rsid="05cc84c8" fo:background-color="#fffffe" loext:char-shading-value="0" style:font-size-asian="12pt" style:font-size-complex="12pt"/>
    </style:style>
    <style:style style:name="T106" style:family="text">
      <style:text-properties fo:color="#000000" style:font-name="Liberation Serif" fo:font-size="12pt" fo:language="en" fo:country="GB" fo:font-weight="normal" officeooo:rsid="06392df3" fo:background-color="#fffffe" loext:char-shading-value="0" style:font-size-asian="12pt" style:font-size-complex="12pt"/>
    </style:style>
    <style:style style:name="T107" style:family="text">
      <style:text-properties fo:color="#000000" style:font-name="Liberation Serif" fo:font-size="12pt" fo:language="en" fo:country="GB" fo:font-weight="normal" officeooo:rsid="0639a4ea" fo:background-color="#fffffe" loext:char-shading-value="0" style:font-size-asian="12pt" style:font-size-complex="12pt"/>
    </style:style>
    <style:style style:name="T108" style:family="text">
      <style:text-properties fo:color="#000000" style:font-name="Liberation Serif" fo:font-size="12pt" fo:language="en" fo:country="GB" fo:font-weight="normal" officeooo:rsid="05b625bc" fo:background-color="#fffffe" loext:char-shading-value="0" style:font-size-asian="12pt" style:font-size-complex="12pt"/>
    </style:style>
    <style:style style:name="T109" style:family="text">
      <style:text-properties fo:color="#000000" style:font-name="Liberation Serif" fo:font-size="12pt" fo:language="en" fo:country="GB" fo:font-weight="normal" officeooo:rsid="05d2d50b" fo:background-color="#fffffe" loext:char-shading-value="0" style:font-size-asian="12pt" style:font-size-complex="12pt"/>
    </style:style>
    <style:style style:name="T110" style:family="text">
      <style:text-properties fo:color="#000000" style:font-name="Liberation Serif" fo:font-size="12pt" fo:language="en" fo:country="GB" fo:font-weight="normal" officeooo:rsid="064333a2" fo:background-color="#fffffe" loext:char-shading-value="0" style:font-size-asian="12pt" style:font-size-complex="12pt"/>
    </style:style>
    <style:style style:name="T111" style:family="text">
      <style:text-properties fo:color="#000000" style:font-name="Liberation Serif" fo:font-size="12pt" fo:language="en" fo:country="GB" fo:font-weight="normal" officeooo:rsid="05d311fe" fo:background-color="#fffffe" loext:char-shading-value="0" style:font-size-asian="12pt" style:font-size-complex="12pt"/>
    </style:style>
    <style:style style:name="T112" style:family="text">
      <style:text-properties fo:color="#000000" style:font-name="Liberation Serif" fo:font-size="12pt" fo:language="en" fo:country="GB" fo:font-weight="normal" officeooo:rsid="060a25b3" fo:background-color="#fffffe" loext:char-shading-value="0" style:font-size-asian="12pt" style:font-size-complex="12pt"/>
    </style:style>
    <style:style style:name="T113" style:family="text">
      <style:text-properties fo:color="#000000" style:font-name="Liberation Serif" fo:font-size="12pt" fo:language="en" fo:country="GB" fo:font-weight="normal" officeooo:rsid="0644e635" fo:background-color="#fffffe" loext:char-shading-value="0" style:font-size-asian="12pt" style:font-size-complex="12pt"/>
    </style:style>
    <style:style style:name="T114" style:family="text">
      <style:text-properties fo:color="#000000" style:font-name="Liberation Serif" fo:font-size="12pt" fo:language="en" fo:country="GB" fo:background-color="#fffffe" loext:char-shading-value="0" style:font-size-asian="12pt" style:font-size-complex="12pt"/>
    </style:style>
    <style:style style:name="T115" style:family="text">
      <style:text-properties fo:color="#000000" style:font-name="Liberation Serif" fo:font-size="12pt" fo:language="en" fo:country="GB" officeooo:rsid="05cd927a" fo:background-color="#fffffe" loext:char-shading-value="0" style:font-size-asian="12pt" style:font-size-complex="12pt"/>
    </style:style>
    <style:style style:name="T116" style:family="text">
      <style:text-properties fo:color="#000000" style:font-name="Liberation Serif" fo:font-size="12pt" fo:language="en" fo:country="GB" officeooo:rsid="05d398e1" fo:background-color="#fffffe" loext:char-shading-value="0" style:font-size-asian="12pt" style:font-size-complex="12pt"/>
    </style:style>
    <style:style style:name="T117" style:family="text">
      <style:text-properties fo:color="#000000" fo:background-color="#fffffe" loext:char-shading-value="0"/>
    </style:style>
    <style:style style:name="T118" style:family="text">
      <style:text-properties fo:color="#000000" officeooo:rsid="063e270e" fo:background-color="#fffffe" loext:char-shading-value="0"/>
    </style:style>
    <style:style style:name="T119" style:family="text">
      <style:text-properties officeooo:rsid="05d2d50b"/>
    </style:style>
    <style:style style:name="T120" style:family="text">
      <style:text-properties officeooo:rsid="05d311fe"/>
    </style:style>
    <style:style style:name="T121" style:family="text">
      <style:text-properties officeooo:rsid="060a25b3"/>
    </style:style>
    <style:style style:name="T122" style:family="text">
      <style:text-properties officeooo:rsid="0621ab59"/>
    </style:style>
    <style:style style:name="T123" style:family="text">
      <style:text-properties officeooo:rsid="0623914e"/>
    </style:style>
    <style:style style:name="T124" style:family="text">
      <style:text-properties officeooo:rsid="06268409"/>
    </style:style>
    <style:style style:name="T125" style:family="text">
      <style:text-properties officeooo:rsid="064333a2"/>
    </style:style>
    <style:style style:name="T126" style:family="text">
      <style:text-properties officeooo:rsid="06457594"/>
    </style:style>
    <style:style style:name="T127" style:family="text">
      <style:text-properties officeooo:rsid="064707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53"><text:bookmark text:name="docs-internal-guid-bd2ab14d-7fff-5f72-8951-974cbb7cfe7b"/>Michael Mosimann</text:p>
      <text:p text:style-name="P6">Université de Genève</text:p>
      <text:p text:style-name="P6">Faculté des Sciences</text:p>
      <text:p text:style-name="P7">Département d’informatique</text:p>
      <text:p text:style-name="P10"/>
      <text:p text:style-name="P11"/>
      <text:p text:style-name="P19">The code related part:</text:p>
      <text:p text:style-name="P16"/>
      <text:p text:style-name="P17">For this coursework, the received task was to participate in a AICrowd challenge and also observe how the participants behave. The chosen challenge was the 8 AI Blitz challenge: <text:a xlink:type="simple" xlink:href="https://www.aicrowd.com/challenges/ai-blitz-8" text:style-name="Internet_20_link" text:visited-style-name="Visited_20_Internet_20_Link">https://www.aicrowd.com/challenges/ai-blitz-8</text:a>.</text:p>
      <text:p text:style-name="P36"><text:span text:style-name="T45">I chose to participate in the smoke elimination: </text:span><text:a xlink:type="simple" xlink:href="https://www.aicrowd.com/challenges/ai-blitz-8/problems/f1-smoke-elimination" text:style-name="Internet_20_link" text:visited-style-name="Visited_20_Internet_20_Link">https://www.aicrowd.com/challenges/ai-blitz-8/problems/f1-smoke-elimination</text:a><text:span text:style-name="T45">.</text:span></text:p>
      <text:p text:style-name="P18"/>
      <text:p text:style-name="P61"><text:span text:style-name="T46"><text:s/>A</text:span><text:span text:style-name="T45">t the beginning</text:span><text:span text:style-name="T46">, </text:span><text:span text:style-name="T45">i</text:span><text:span text:style-name="T46"> posted only the baseline as submissions to test the submission process and to see what score i need to improve on. </text:span><text:span text:style-name="T55">The baseline just submits</text:span></text:p>
      <text:p text:style-name="P61"><text:span text:style-name="T46"><text:s/></text:span><text:span text:style-name="T47">I had been working on the code and looking around the web to have some ideas, and test some codes to see how it might improve the AI.</text:span></text:p>
      <text:p text:style-name="P21"><text:span text:style-name="T61">I </text:span><text:span text:style-name="T62">had some problems with installing some libraries, and had some memory problems as the program took a lot of memory.</text:span></text:p>
      <text:p text:style-name="P28"><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50"><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4"/>
      <text:p text:style-name="P32"><text:span text:style-name="T21">I tried to w</text:span><text:span text:style-name="T35">ork on</text:span><text:span text:style-name="T21"> smoke elimination, but also tried to do the speed detection</text:span><text:span text:style-name="T24">, </text:span><text:span text:style-name="T21">as I had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5"/>
      <text:p text:style-name="P29"><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29"><text:soft-page-break/><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29"><text:span text:style-name="T19"/></text:p>
      <text:p text:style-name="P30"><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1"><text:span text:style-name="T20">I </text:span><text:span text:style-name="T32">took the code from that sit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33"><text:span text:style-name="T31">Also I took a small part of the training data as it takes a lot of ram memory, and t</text:span><text:span text:style-name="T40">he increase of training data makes the training and epoch loop last a very long time.</text:span></text:p>
      <text:p text:style-name="P33"><text:span text:style-name="T40"/></text:p>
      <text:p text:style-name="P33"><text:span text:style-name="T40"><text:s/>In fact, o</text:span><text:span text:style-name="T52">n the 22th of May</text:span><text:span text:style-name="T40">, the training loop has been </text:span><text:span text:style-name="T41">going on for about </text:span><text:span text:style-name="T52">more</text:span><text:span text:style-name="T41"> 48 hours, and it w</text:span><text:span text:style-name="T52">as</text:span><text:span text:style-name="T41"> not yet finished. </text:span><text:span text:style-name="T42">Thankfully a combination of using my computer for training, and of using Colab online for predicting the test set, allows me to try the models made after each 10 epochs of training.</text:span></text:p>
      <text:p text:style-name="P60"><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 </text:span><text:span text:style-name="T53">and it seems that the stabilises around 70 epochs.</text:span></text:p>
      <text:p text:style-name="P51"><text:span text:style-name="T34"/></text:p>
      <text:p text:style-name="P34"><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improving very slowly, </text:span><text:span text:style-name="T54">due to the lack of training date</text:span><text:span text:style-name="T40">.</text:span></text:p>
      <text:p text:style-name="P54"><text:s/>A possible way for score improvement is to load more training data and add it into the model, which would make the loading of data heavier for the ram memory, and would make the training part even longer.</text:p>
      <text:p text:style-name="P56"/>
      <text:p text:style-name="P25"><text:span text:style-name="T15">For the speed detection challenge, </text:span><text:a xlink:type="simple" xlink:href="https://www.aicrowd.com/challenges/ai-blitz-8/problems/f1-speed-recognition" text:style-name="Internet_20_link" text:visited-style-name="Visited_20_Internet_20_Link">https://www.aicrowd.com/challenges/ai-blitz-8/problems/f1-speed-recognition</text:a><text:span text:style-name="T15">, </text:span><text:span text:style-name="T49">at first,</text:span><text:span text:style-name="T15"> i </text:span><text:span text:style-name="T48">t</text:span><text:span text:style-name="T15">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2"/>
      <text:p text:style-name="P26"><text:span text:style-name="T50">I t</text:span><text:span text:style-name="T51">ested</text:span><text:span text:style-name="T50"> difference models to see if it impacts the performance of the training and might help improve the score.</text:span></text:p>
      <text:p text:style-name="P26"><text:span text:style-name="T13">The </text:span><text:span text:style-name="T73">squeezenet1_1</text:span><text:span text:style-name="T14"> </text:span><text:span text:style-name="T13">gives very bad results for the speed recognition, whereas the </text:span><text:span text:style-name="T91">resnet1</text:span><text:span text:style-name="T92">8 </text:span><text:span text:style-name="T93">improves the score a lot. </text:span></text:p>
      <text:p text:style-name="P26"><text:soft-page-break/><text:span text:style-name="T94">It shows how s</text:span><text:span text:style-name="T95">ome</text:span><text:span text:style-name="T94"> model</text:span><text:span text:style-name="T95">s</text:span><text:span text:style-name="T94"> can s</text:span><text:span text:style-name="T96">olve more efficiently</text:span><text:span text:style-name="T95"> some problems c</text:span><text:span text:style-name="T96">ompared to</text:span><text:span text:style-name="T95"> others </text:span><text:span text:style-name="T96">models</text:span><text:span text:style-name="T95">, whereas with another problem, the same model could do poorly</text:span><text:span text:style-name="T94">.</text:span></text:p>
      <text:p text:style-name="P48"><text:span text:style-name="T94">T</text:span><text:span text:style-name="T91">he resnet34 improves a little bit the score, but the major downside is that it’s take a lot of time to train/compute it, </text:span><text:span text:style-name="T97">due to the complexity of the model.</text:span></text:p>
      <text:p text:style-name="P49"><text:span text:style-name="T97">S</text:span><text:span text:style-name="T91">o the choice of the models depends on the improving the score while having an acceptable training time, not to long.</text:span></text:p>
      <text:p text:style-name="P38"/>
      <text:p text:style-name="P37"><text:span text:style-name="T105">I look</text:span><text:span text:style-name="T106">ed</text:span><text:span text:style-name="T105"> most of the time for online information, while trying some parts of code and trying to understand how it works, in order to see if I c</text:span><text:span text:style-name="T107">ould</text:span><text:span text:style-name="T105"> use it to improve the program and have a better score. </text:span></text:p>
      <text:p text:style-name="P43"/>
      <text:p text:style-name="P45">For fun, <text:span text:style-name="T124">i</text:span> <text:span text:style-name="T124">tried, </text:span>submitted <text:span text:style-name="T124">and modified </text:span>the baseline for each challenges.</text:p>
      <text:p text:style-name="P45"><text:s/>For F1 team classification and F1 car rotation, i also changed the model like in F1 speed recognition, using the resenet18 <text:span text:style-name="T122">model</text:span>.</text:p>
      <text:p text:style-name="P45"><text:s/><text:span text:style-name="T123">For F1 car detection, I increased the iterations and decrease the base learning rate. The best submission was an iteration of 5000 and base learning rate of 0.00005.</text:span></text:p>
      <text:p text:style-name="P44"/>
      <text:p text:style-name="P46">All my submissions: <text:a xlink:type="simple" xlink:href="https://www.aicrowd.com/challenges/ai-blitz-8/submissions?q%5Bparticipant_name_equals%5D=MichaelMosimann" text:style-name="Internet_20_link" text:visited-style-name="Visited_20_Internet_20_Link">https://www.aicrowd.com/challenges/ai-blitz-8/submissions?q%5Bparticipant_name_equals%5D=MichaelMosimann</text:a>.</text:p>
      <text:p text:style-name="P44"/>
      <text:p text:style-name="P47"><text:span text:style-name="T115">O</text:span><text:span text:style-name="T114">bservations on the participants of the A</text:span><text:span text:style-name="T116">I</text:span><text:span text:style-name="T114">crowd.</text:span></text:p>
      <text:p text:style-name="P43"/>
      <text:p text:style-name="P22"><text:span text:style-name="T59">A</text:span><text:span text:style-name="T60">t</text:span><text:span text:style-name="T59"> the </text:span><text:span text:style-name="T60">beginnings</text:span><text:span text:style-name="T59">, </text:span><text:span text:style-name="T60">there was</text:span><text:span text:style-name="T59"> not much discussion </text:span><text:span text:style-name="T60">between participants</text:span><text:span text:style-name="T59"> in the discussion tab</text:span><text:span text:style-name="T60">s of the AI Blitz challenges</text:span><text:span text:style-name="T59">. </text:span><text:span text:style-name="T60">It was mostly bug reports, like </text:span><text:span text:style-name="T59">about submission limits.</text:span></text:p>
      <text:p text:style-name="P13"/>
      <text:p text:style-name="P23"><text:span text:style-name="T63">So far, it seems that the participants aren’t discussing with each others, only one has giving some h</text:span><text:span text:style-name="T64">elp</text:span><text:span text:style-name="T63"> to possibly improve the score </text:span><text:span text:style-name="T67">on the </text:span><text:span text:style-name="T65">14</text:span><text:span text:style-name="T72">th</text:span><text:span text:style-name="T67"> of May</text:span><text:span text:style-name="T63">. </text:span><text:span text:style-name="T64">The hint is to sort by index, as the resulting file isn’t sorted, and it has improved the score of the file. </text:span><text:span text:style-name="T66">The user is called V</text:span><text:span text:style-name="T68">ictorkras2008, </text:span><text:span text:style-name="T69">and here is the page: </text:span><text:a xlink:type="simple" xlink:href="https://discourse.aicrowd.com/t/you-can-improve-your-results-if/5627" text:style-name="Internet_20_link" text:visited-style-name="Visited_20_Internet_20_Link">https://discourse.aicrowd.com/t/you-can-improve-your-results-if/5627</text:a><text:span text:style-name="T68">. </text:span><text:span text:style-name="T70">For this challenge, </text:span><text:span text:style-name="T71">V</text:span><text:span text:style-name="T68">ictorkras2008 </text:span><text:span text:style-name="T70">has been the most active in the discussions.</text:span></text:p>
      <text:p text:style-name="P20"/>
      <text:p text:style-name="P24"><text:span text:style-name="T97">L</text:span><text:span text:style-name="T99">ooking at the leaderboard, it’s interesting to note that the p</text:span><text:span text:style-name="T104">eople</text:span><text:span text:style-name="T99"> holding the t</text:span><text:span text:style-name="T104">op</text:span><text:span text:style-name="T99"> place</text:span><text:span text:style-name="T104">s</text:span><text:span text:style-name="T99">, hold the first place on most of all the challenges in the blitz, a</text:span><text:span text:style-name="T104">nd in the case they don’t hold the first place, they remain in the top of the leaderboard</text:span><text:span text:style-name="T99">.</text:span></text:p>
      <text:p text:style-name="P24"><text:soft-page-break/><text:span text:style-name="T99"><text:s/></text:span><text:span text:style-name="T98">It does shows that it attracts some good AI programmers, </text:span><text:span text:style-name="T100">as t</text:span><text:span text:style-name="T56">he participants are really good at improving the score.</text:span></text:p>
      <text:p text:style-name="P24"><text:span text:style-name="T56"><text:s/></text:span><text:span text:style-name="T57">With these observations, it leads me to think that most participants are more in a competitive state than a helpful mindset, t</text:span><text:span text:style-name="T58">rying to win the reward or have the best score.</text:span></text:p>
      <text:p text:style-name="P39"/>
      <text:p text:style-name="P58"><text:span text:style-name="T108">I checked the AIcrowd discord to see if the participants used this to help each other. For this challenge, the AIBlitz room was used to complain about the baseline</text:span><text:span text:style-name="T109">(the F1 Team Classification)</text:span><text:span text:style-name="T108"> giving a perfect score for the first challenge, and it seems the participant</text:span><text:span text:style-name="T113">s</text:span><text:span text:style-name="T108"> di</text:span><text:span text:style-name="T110">dn’t</text:span><text:span text:style-name="T108"> help each other for this </text:span><text:span text:style-name="T111">Blitz challenge on Discord</text:span><text:span text:style-name="T108">, although the discussions in the some of the other </text:span><text:span text:style-name="T112">chat</text:span><text:span text:style-name="T108"> rooms show that s</text:span><text:span text:style-name="T110">ome</text:span><text:span text:style-name="T108"> participants do chat with each others, </text:span><text:span text:style-name="T112">and help each other</text:span><text:span text:style-name="T108">.</text:span></text:p>
      <text:p text:style-name="P41"><text:span text:style-name="T88">The other challenges may be more active, and more interesting for </text:span><text:span text:style-name="T89">the others participants,</text:span><text:span text:style-name="T90"> as they may yield different rewards and challenges to work on.</text:span></text:p>
      <text:p text:style-name="P40"/>
      <text:p text:style-name="P27"><text:span text:style-name="T101">The participants of A</text:span><text:span text:style-name="T103">I</text:span><text:span text:style-name="T101">crowd can use the </text:span><text:a xlink:type="simple" xlink:href="https://discourse.aicrowd.com/" text:style-name="Internet_20_link" text:visited-style-name="Visited_20_Internet_20_Link">https://discourse.aicrowd.com/</text:a><text:span text:style-name="T101"> page or discord to chat, </text:span><text:a xlink:type="simple" xlink:href="https://discord.com/invite/5Q7Tfww3tk" text:style-name="Internet_20_link" text:visited-style-name="Visited_20_Internet_20_Link">https://discord.com/invite/5Q7Tfww3tk</text:a><text:span text:style-name="T101">, either with the other participants or staff members. </text:span><text:span text:style-name="T102">About 1411 members on Discord.</text:span></text:p>
      <text:p text:style-name="P42"/>
      <text:p text:style-name="P35"><text:span text:style-name="T83">On the </text:span><text:span text:style-name="T75">16</text:span><text:span text:style-name="T83">th of May 2021</text:span><text:span text:style-name="T75">, there w</text:span><text:span text:style-name="T83">as</text:span><text:span text:style-name="T75"> 123 participants and 12 teams. </text:span><text:span text:style-name="T76">On th</text:span><text:span text:style-name="T77">e</text:span><text:span text:style-name="T76"> 19</text:span><text:span text:style-name="T85">th</text:span><text:span text:style-name="T76"> of </text:span><text:span text:style-name="T81">May</text:span><text:span text:style-name="T76">, there </text:span><text:span text:style-name="T83">w</text:span><text:span text:style-name="T76">a</text:span><text:span text:style-name="T83">s</text:span><text:span text:style-name="T76"> 144 participants and 13 teams. </text:span><text:span text:style-name="T77">On the 20</text:span><text:span text:style-name="T86">th</text:span><text:span text:style-name="T77"> of </text:span><text:span text:style-name="T81">May</text:span><text:span text:style-name="T77">, </text:span><text:span text:style-name="T78">at 10:49 am</text:span><text:span text:style-name="T77">, there w</text:span><text:span text:style-name="T83">as</text:span><text:span text:style-name="T77"> 1</text:span><text:span text:style-name="T78">50</text:span><text:span text:style-name="T77"> participants and 14 teams, </text:span><text:span text:style-name="T78">and no new discussion and notebooks in the blitz page. </text:span><text:span text:style-name="T79">On the 21</text:span><text:span text:style-name="T87">st </text:span><text:span text:style-name="T79">of </text:span><text:span text:style-name="T81">May</text:span><text:span text:style-name="T79">, at 10:25 am, the number of participants </text:span><text:span text:style-name="T83">was</text:span><text:span text:style-name="T79"> 152. </text:span><text:span text:style-name="T80">On the 22</text:span><text:span text:style-name="T87">nd</text:span><text:span text:style-name="T80"> of </text:span><text:span text:style-name="T81">May</text:span><text:span text:style-name="T80">, there </text:span><text:span text:style-name="T83">w</text:span><text:span text:style-name="T80">a</text:span><text:span text:style-name="T83">s</text:span><text:span text:style-name="T80"> 154 participants.</text:span></text:p>
      <text:p text:style-name="P52"><text:span text:style-name="T80">O</text:span><text:span text:style-name="T74">n the 24</text:span><text:span text:style-name="T84">th</text:span><text:span text:style-name="T74"> of May, </text:span><text:span text:style-name="T82">they were 158 participants in this blitz challenge.</text:span></text:p>
      <text:p text:style-name="P8"/>
      <text:p text:style-name="P9">Some challengers made some notebooks about their codes, after the challenge has ended, expect for one who posted a few days before the challenge ended. Most of them is about the smoke elimination and one is for the speed recognition.</text:p>
      <text:p text:style-name="P8"/>
      <text:p text:style-name="P62"><text:span text:style-name="T78">A </text:span><text:span text:style-name="T74">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74">.</text:span></text:p>
      <text:p text:style-name="P62"><text:span text:style-name="T74"/></text:p>
      <text:p text:style-name="P55"><text:span text:style-name="T118">Colab for smoke elimination: </text:span><text:a xlink:type="simple" xlink:href="https://colab.research.google.com/drive/1Ng0iGJMIAr6RKKgg4SojRYk4EsweozAv#scrollTo=vKvmjIFzuqBd" text:style-name="Internet_20_link" text:visited-style-name="Visited_20_Internet_20_Link">https://colab.research.google.com/drive/1Ng0iGJMIAr6RKKgg4SojRYk4EsweozAv#scrollTo=vKvmjIFzuqBd</text:a><text:span text:style-name="T117">.</text:span></text:p>
      <text:p text:style-name="P55"><text:span text:style-name="T11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4</text:page-number><text:s/><text:span text:style-name="MT7">sur </text:span><text:page-count>4</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5T14:15:52.903000000</dc:date>
    <meta:editing-duration>P3DT4H34M46S</meta:editing-duration>
    <meta:editing-cycles>1212</meta:editing-cycles>
    <meta:generator>LibreOffice/6.3.4.2$Windows_X86_64 LibreOffice_project/60da17e045e08f1793c57c00ba83cdfce946d0aa</meta:generator>
    <meta:document-statistic meta:table-count="0" meta:image-count="0" meta:object-count="0" meta:page-count="4" meta:paragraph-count="51" meta:word-count="1372" meta:character-count="8375" meta:non-whitespace-character-count="7040"/>
  </office:meta>
</office:document-meta>
</file>